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7.6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3333" draw:fill="none" draw:fill-color="#ff3333" fo:min-height="13.7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8cm" fo:min-width="0.002cm"/>
    </style:style>
    <style:style style:name="gr5" style:family="graphic" style:parent-style-name="standard">
      <style:graphic-properties draw:stroke="none" svg:stroke-color="#ff3333" draw:fill="none" draw:fill-color="#ff3333" fo:min-height="8.595cm"/>
    </style:style>
    <style:style style:name="gr6" style:family="graphic" style:parent-style-name="standard">
      <style:graphic-properties draw:stroke="none" svg:stroke-color="#ff0000" draw:fill="none" fo:min-height="17.63cm"/>
    </style:style>
    <style:style style:name="gr7" style:family="graphic" style:parent-style-name="standard">
      <style:graphic-properties draw:stroke="none" draw:fill="none" fo:min-height="18.31cm"/>
    </style:style>
    <style:style style:name="gr8" style:family="graphic" style:parent-style-name="standard">
      <style:graphic-properties draw:stroke="none" svg:stroke-color="#ff3333" draw:fill="none" draw:fill-color="#ff3333" fo:min-height="16.45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69.5999984741211pt"/>
    </style:style>
    <style:style style:name="P2" style:family="paragraph">
      <loext:graphic-properties draw:fill="none"/>
      <style:paragraph-properties fo:text-align="center"/>
      <style:text-properties fo:font-size="69.5999984741211pt"/>
    </style:style>
    <style:style style:name="P3" style:family="paragraph">
      <loext:graphic-properties draw:fill-color="#ffffff"/>
    </style:style>
    <style:style style:name="P4" style:family="paragraph">
      <style:text-properties fo:font-size="69.5999984741211pt"/>
    </style:style>
    <style:style style:name="P5" style:family="paragraph">
      <loext:graphic-properties draw:fill="none" draw:fill-color="#ff3333"/>
      <style:text-properties fo:font-size="69.5999984741211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6pt" style:font-size-asian="16pt" style:font-size-complex="16pt"/>
    </style:style>
    <style:style style:name="T2" style:family="text">
      <style:text-properties fo:font-size="6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60pt" style:font-size-asian="15pt" style:font-size-complex="15pt"/>
    </style:style>
    <style:style style:name="T4" style:family="text">
      <style:text-properties fo:font-size="60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72pt"/>
    </style:style>
    <style:style style:name="T6" style:family="text">
      <style:text-properties fo:font-size="72pt" style:text-underline-style="solid" style:text-underline-width="auto" style:text-underline-color="font-color"/>
    </style:style>
    <style:style style:name="T7" style:family="text">
      <style:text-properties fo:font-size="274.100006103516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3.653cm" svg:height="17.88cm" svg:x="0.627cm" svg:y="0.693cm">
          <draw:text-box>
            <text:list text:style-name="L1">
              <text:list-item>
                <text:p text:style-name="P1"><text:span text:style-name="T1">TO </text:span><text:span text:style-name="T2">RECORD</text:span><text:span text:style-name="T1">, PRESS THE SCROLL WHEEL BUTTON</text:span></text:p>
                <text:p text:style-name="P1"><text:span text:style-name="T1"/></text:p>
              </text:list-item>
              <text:list-item>
                <text:p text:style-name="P1"><text:span text:style-name="T1">TO </text:span><text:span text:style-name="T2">PLAYBACK</text:span><text:span text:style-name="T1">, PRESS THE X BUTT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33.653cm" svg:height="17.88cm" svg:x="0.627cm" svg:y="0.693cm">
          <draw:text-box>
            <text:list text:style-name="L1">
              <text:list-item>
                <text:p text:style-name="P1"><text:span text:style-name="T3">TO </text:span><text:span text:style-name="T4">KEEP</text:span><text:span text:style-name="T3"> THE RECORDING SEQUENCE, PRESS THE SCROLL WHEEL BUTTON</text:span></text:p>
              </text:list-item>
              <text:list-item>
                <text:p text:style-name="P1"><text:span text:style-name="T3">TO </text:span><text:span text:style-name="T4">REDO</text:span><text:span text:style-name="T3"> THE RECORDING SEQUENCE, PRESS THE X BUTT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31.843cm" svg:height="13.968cm" svg:x="1.258cm" svg:y="3.193cm">
          <draw:text-box>
            <text:p text:style-name="P4"><text:span text:style-name="T5">TO </text:span><text:span text:style-name="T6">STOP</text:span><text:span text:style-name="T5"> RECORDING, PRESS THE </text:span></text:p>
            <text:p text:style-name="P4"><text:span text:style-name="T5">SCROLL WHEEL BUTTON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31.843cm" svg:height="13.968cm" svg:x="1.258cm" svg:y="3.193cm">
          <draw:text-box>
            <text:p text:style-name="P4"><text:span text:style-name="T5">TO </text:span><text:span text:style-name="T6">START</text:span><text:span text:style-name="T5"> RECORDING, PRESS THE </text:span></text:p>
            <text:p text:style-name="P4"><text:span text:style-name="T5">SCROLL WHEEL BUTTON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5">Recording Another?</text:span></text:p>
            <text:p text:style-name="P4"><text:span text:style-name="T5">Yes- Press Scroll Wheel</text:span></text:p>
            <text:p text:style-name="P4"><text:span text:style-name="T5">No- Press X button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5">Playback again?</text:span></text:p>
            <text:p text:style-name="P4"><text:span text:style-name="T5">Yes- Press Scroll Wheel</text:span></text:p>
            <text:p text:style-name="P4"><text:span text:style-name="T5">No- Press X button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5">Make Adjustments?</text:span></text:p>
            <text:p text:style-name="P4"><text:span text:style-name="T5">Yes- Press Scroll Wheel</text:span></text:p>
            <text:p text:style-name="P4"><text:span text:style-name="T5">No- Press X button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Done Recording Sequence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Done Executing. Please restart code to demo again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Done Executing. Please restart code to demo again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To Begin Playback Sequence, press the scroll wheel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Playback Moving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7">3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7">2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7">1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7">Start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6" draw:text-style-name="P2" draw:layer="layout" svg:width="33.653cm" svg:height="17.88cm" svg:x="0.627cm" svg:y="0.693cm">
          <draw:text-box>
            <text:list text:style-name="L1">
              <text:list-item>
                <text:p text:style-name="P1"><text:span text:style-name="T1">TO </text:span><text:span text:style-name="T2">RECORD</text:span><text:span text:style-name="T1">, PRESS THE RED BUTTON</text:span></text:p>
                <text:p text:style-name="P1"><text:span text:style-name="T1"/></text:p>
              </text:list-item>
              <text:list-item>
                <text:p text:style-name="P1"><text:span text:style-name="T1">TO </text:span><text:span text:style-name="T2">PLAYBACK</text:span><text:span text:style-name="T1">, PRESS THE BLUE BUTT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7" draw:text-style-name="P2" draw:layer="layout" svg:width="33.653cm" svg:height="18.56cm" svg:x="0.627cm" svg:y="0.693cm">
          <draw:text-box>
            <text:list text:style-name="L1">
              <text:list-item>
                <text:p text:style-name="P1"><text:span text:style-name="T3">TO </text:span><text:span text:style-name="T4">KEEP</text:span><text:span text:style-name="T3"> THE RECORDING SEQUENCE, PRESS THE RED BUTTON</text:span></text:p>
              </text:list-item>
              <text:list-item>
                <text:p text:style-name="P1"><text:span text:style-name="T3">TO </text:span><text:span text:style-name="T4">REDO</text:span><text:span text:style-name="T3"> THE RECORDING SEQUENCE, PRESS THE BLUE BUTT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" draw:text-style-name="P5" draw:layer="layout" svg:width="31.843cm" svg:height="13.968cm" svg:x="1.258cm" svg:y="3.193cm">
          <draw:text-box>
            <text:p text:style-name="P4"><text:span text:style-name="T5">TO </text:span><text:span text:style-name="T6">STOP</text:span><text:span text:style-name="T5"> RECORDING, PRESS THE </text:span></text:p>
            <text:p text:style-name="P4"><text:span text:style-name="T5">RED BUTTON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" draw:text-style-name="P5" draw:layer="layout" svg:width="31.843cm" svg:height="13.968cm" svg:x="1.258cm" svg:y="3.193cm">
          <draw:text-box>
            <text:p text:style-name="P4"><text:span text:style-name="T5">TO </text:span><text:span text:style-name="T6">START</text:span><text:span text:style-name="T5"> RECORDING, PRESS THE </text:span></text:p>
            <text:p text:style-name="P4"><text:span text:style-name="T5">RED BUTTON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5">Recording Another?</text:span></text:p>
            <text:p text:style-name="P4"><text:span text:style-name="T5">Yes- Press RED</text:span></text:p>
            <text:p text:style-name="P4"><text:span text:style-name="T5">No- Press BLUE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5">Playback again?</text:span></text:p>
            <text:p text:style-name="P4"><text:span text:style-name="T5">Yes- Press RED</text:span></text:p>
            <text:p text:style-name="P4"><text:span text:style-name="T5">No- Press BLUE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5">Make Adjustments?</text:span></text:p>
            <text:p text:style-name="P4"><text:span text:style-name="T5">Yes- Press RED</text:span></text:p>
            <text:p text:style-name="P4"><text:span text:style-name="T5">No- Press BLUE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3" draw:text-style-name="P5" draw:layer="layout" svg:width="31.843cm" svg:height="13.968cm" svg:x="1.258cm" svg:y="2.701cm">
          <draw:text-box>
            <text:p text:style-name="P4"><text:span text:style-name="T5">Make Adjustments?</text:span></text:p>
            <text:p text:style-name="P4"><text:span text:style-name="T5">Yes- Press RED</text:span></text:p>
            <text:p text:style-name="P4"><text:span text:style-name="T5">No- Press BLUE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Done Recording Sequence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Done Executing. Please restart code to demo again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Done Executing. Please restart code to demo again 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5" draw:text-style-name="P5" draw:layer="layout" svg:width="31.843cm" svg:height="8.845cm" svg:x="1.258cm" svg:y="5.158cm">
          <draw:text-box>
            <text:p text:style-name="P4"><text:span text:style-name="T5">To Begin Playback Sequence, press the RED Button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3" draw:text-style-name="P5" draw:layer="layout" svg:width="31.843cm" svg:height="13.968cm" svg:x="1.258cm" svg:y="3.193cm">
          <draw:text-box>
            <text:p text:style-name="P4"><text:span text:style-name="T5">TO <text:s/>RECORD, PRESS THE </text:span></text:p>
            <text:p text:style-name="P4"><text:span text:style-name="T5">RED BUTTON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Grab the wire using the circular buttons. Press the red or blue button when both grippers hold wire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Please Input Wire ID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Wire ID File Exists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Wire ID File Does Not Exist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Playback wire sequence?</text:span></text:p>
            <text:p text:style-name="P4"><text:span text:style-name="T5">Red: Yes</text:span></text:p>
            <text:p text:style-name="P4"><text:span text:style-name="T5">Blue: No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Get New Wire?</text:span></text:p>
            <text:p text:style-name="P4"><text:span text:style-name="T5">Red: Yes</text:span></text:p>
            <text:p text:style-name="P4"><text:span text:style-name="T5">Blue: No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Quit?</text:span></text:p>
            <text:p text:style-name="P4"><text:span text:style-name="T5">Red: Yes</text:span></text:p>
            <text:p text:style-name="P4"><text:span text:style-name="T5">Blue: No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Record a new Wire ID File?</text:span></text:p>
            <text:p text:style-name="P4"><text:span text:style-name="T5">Red: Yes</text:span></text:p>
            <text:p text:style-name="P4"><text:span text:style-name="T5">Blue: No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Record Sequence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Quitting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All Done! Please Restart Code to go again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Starting Up!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8" draw:text-style-name="P5" draw:layer="layout" svg:width="31.843cm" svg:height="16.709cm" svg:x="1.258cm" svg:y="3.193cm">
          <draw:text-box>
            <text:p text:style-name="P4"><text:span text:style-name="T5">Moving to Wire Station</text:span></text:p>
          </draw:text-box>
        </draw:frame>
        <draw:frame draw:style-name="gr4" draw:text-style-name="P6" draw:layer="layout" svg:width="0.622cm" svg:height="2.988cm" svg:x="0cm" svg:y="13.7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5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9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4.671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27cm" svg:x="1cm" svg:y="2.857cm"/>
      <draw:page-thumbnail draw:layer="backgroundobjects" svg:width="9.294cm" svg:height="6.127cm" svg:x="1cm" svg:y="10.905cm"/>
      <draw:page-thumbnail draw:layer="backgroundobjects" svg:width="9.294cm" svg:height="6.127cm" svg:x="1cm" svg:y="18.953cm"/>
      <draw:page-thumbnail draw:layer="backgroundobjects" svg:width="9.294cm" svg:height="6.127cm" svg:x="11.295cm" svg:y="2.857cm"/>
      <draw:page-thumbnail draw:layer="backgroundobjects" svg:width="9.294cm" svg:height="6.127cm" svg:x="11.295cm" svg:y="10.905cm"/>
      <draw:page-thumbnail draw:layer="backgroundobjects" svg:width="9.294cm" svg:height="6.127cm" svg:x="11.295cm" svg:y="18.95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1.203cm" svg:height="3.392cm" svg:x="1.732cm" svg:y="0.808cm" presentation:class="title" presentation:placeholder="true">
        <draw:text-box/>
      </draw:frame>
      <draw:frame presentation:style-name="Default-outline1" draw:layer="backgroundobjects" svg:width="31.203cm" svg:height="11.784cm" svg:x="1.732cm" svg:y="4.753cm" presentation:class="outline" presentation:placeholder="true">
        <draw:text-box/>
      </draw:frame>
      <draw:frame presentation:style-name="Mpr1" draw:text-style-name="MP2" draw:layer="backgroundobjects" svg:width="8.077cm" svg:height="1.401cm" svg:x="1.732cm" svg:y="18.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89cm" svg:height="1.401cm" svg:x="11.856cm" svg:y="18.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77cm" svg:height="1.401cm" svg:x="24.858cm" svg:y="18.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3:31:01.689125157</meta:creation-date>
    <dc:date>2019-04-04T18:14:00.316173233</dc:date>
    <meta:editing-duration>P1DT2H48M2S</meta:editing-duration>
    <meta:editing-cycles>6</meta:editing-cycles>
    <meta:generator>LibreOffice/5.1.6.2$Linux_X86_64 LibreOffice_project/10m0$Build-2</meta:generator>
    <meta:document-statistic meta:object-count="185"/>
  </office:meta>
</office:document-meta>
</file>